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ff8be" officeooo:paragraph-rsid="000ff8be"/>
    </style:style>
    <style:style style:name="P3" style:family="paragraph" style:parent-style-name="Standard">
      <style:text-properties officeooo:rsid="000ff8be" officeooo:paragraph-rsid="000ff8be"/>
    </style:style>
    <style:style style:name="P4" style:family="paragraph" style:parent-style-name="Standard">
      <style:text-properties officeooo:rsid="00111c5d" officeooo:paragraph-rsid="00111c5d"/>
    </style:style>
    <style:style style:name="P5" style:family="paragraph" style:parent-style-name="Standard">
      <style:text-properties officeooo:rsid="0012c3cb" officeooo:paragraph-rsid="0012c3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ustria 4.0</text:p>
      <text:p text:style-name="Standard"/>
      <text:p text:style-name="Standard">Federico D’Alia</text:p>
      <text:p text:style-name="Standard">madera Pedro Gonzalo Tamaño</text:p>
      <text:p text:style-name="Standard"/>
      <text:p text:style-name="Standard">Mario Gil</text:p>
      <text:p text:style-name="Standard"/>
      <text:p text:style-name="Standard">Clase 1 04/08/2020</text:p>
      <text:p text:style-name="Standard"/>
      <text:p text:style-name="Standard">Perdida de puesto de trabajo de entre 4 a 5 millones de trabajo. </text:p>
      <text:p text:style-name="Standard"/>
      <text:p text:style-name="Standard">Sistema Cyber Fisico: Es un conjunto que iteractua con el hombre. Es la diferncia radical con la industria 3.0</text:p>
      <text:p text:style-name="Standard"/>
      <text:p text:style-name="Standard">en la industria 3.0 habia consentrador de informacion llamado PLC y se comunicacba con un sistema superior.</text:p>
      <text:p text:style-name="Standard"/>
      <text:p text:style-name="Standard">En la indutria 4.0 en el sistem CPS es un sistema interacuado entre si y el hombre.</text:p>
      <text:p text:style-name="Standard">Es una industria interconecada. </text:p>
      <text:p text:style-name="Standard"/>
      <text:p text:style-name="Standard">Los que definen la politica de indutria 4.0 es un triangulo estado, indutria y univerisdad</text:p>
      <text:p text:style-name="Standard">Una primera accion fue Industria Conectada 4.0 en 2015 en España.</text:p>
      <text:p text:style-name="Standard"/>
      <text:p text:style-name="Standard"><text:a xlink:type="simple" xlink:href="mailto:fdalia@elearning-total.com" text:style-name="Internet_20_link" text:visited-style-name="Visited_20_Internet_20_Link">fdalia@elearning-total.com</text:a></text:p>
      <text:p text:style-name="Standard"/>
      <text:p text:style-name="Standard">Clase 2 11/08/2020</text:p>
      <text:p text:style-name="Standard"/>
      <text:p text:style-name="Standard">Son tegnoigia que falitan o colaboran en las tareas de la empresa, de una empresa o una persaon externa de la empresa.</text:p>
      <text:p text:style-name="Standard"/>
      <text:p text:style-name="Standard">Drone: impeccion de humos de chimeas, estudio de fertilizantes, </text:p>
      <text:p text:style-name="Standard">Estudio <text:s/>de los silos bolsas, partte de las medicion de los gases.</text:p>
      <text:p text:style-name="Standard">Accidentes en las rutas se envie un drome para investigar.</text:p>
      <text:p text:style-name="Standard"/>
      <text:p text:style-name="Standard">La gamificacion: puede ser elevando algun nivel, los productos de creen una adiccion.</text:p>
      <text:p text:style-name="Standard">En la empresa crear un grupo de trabajo, determinar los lider, introvertido, el que critica todo.</text:p>
      <text:p text:style-name="Standard">MecadoLibre tiene un sistema de gamificacion para sumar puntos.</text:p>
      <text:p text:style-name="Standard">El gamificacion no es para el todo publico.</text:p>
      <text:p text:style-name="Standard">Los productos van a tener vida y todos deberan tener conexxion a internet.</text:p>
      <text:p text:style-name="Standard"/>
      <text:p text:style-name="Standard">Todo sistema ciber fisico es un sistema que integra capacitaciones de computacion, almacenamieto, comunicación.</text:p>
      <text:p text:style-name="Standard"/>
      <text:p text:style-name="Standard"/>
      <text:p text:style-name="Standard">Clase 3 25/08/2020</text:p>
      <text:p text:style-name="Standard"/>
      <text:p text:style-name="Standard">La transforamcion digital en,las empresas Es un conjnto de tres grande grupos.</text:p>
      <text:p text:style-name="Standard"/>
      <text:p text:style-name="Standard">grupo personas, como capital humano, capitalizacion, </text:p>
      <text:p text:style-name="Standard">grupo herramientas, que son netamente digitales, <text:s/>ecommer, </text:p>
      <text:p text:style-name="Standard">grupo procesos, puede ser procesos que pueden ser culturales o digitales</text:p>
      <text:p text:style-name="Standard"/>
      <text:p text:style-name="Standard"><text:soft-page-break/>Las empresas tradiciones son las que tiene una vidriera a las calle, y se tiene que transformar en formato digital.</text:p>
      <text:p text:style-name="Standard">La esperiencia de usuario es muy importante.</text:p>
      <text:p text:style-name="Standard">Talento Digital: NetFlix cual es elk éxito de Netflix del momento cundo uno ingresa no entra para cubrir un puesto definido, sino para desarrollar tu talento, eso es el talento digital. </text:p>
      <text:p text:style-name="Standard"/>
      <text:p text:style-name="Standard"/>
      <text:p text:style-name="Standard"/>
      <text:p text:style-name="Standard"/>
      <text:p text:style-name="Standard"/>
      <text:p text:style-name="Standard">Clase 4 24/08/2020</text:p>
      <text:p text:style-name="Standard"/>
      <text:p text:style-name="Standard">la computación en la nube de la empresa, pero la información sensible puede ser compartida.</text:p>
      <text:p text:style-name="Standard">La nube es un lugar compartido por empresa grandes que los mantiene .</text:p>
      <text:p text:style-name="Standard">Son servidores dedicados, con un set de recursos que puedas usar.</text:p>
      <text:p text:style-name="Standard"/>
      <text:p text:style-name="Standard">Acuerdo de medidor de servicio acuerdo (SLA) con el provedor de la nube. Este vcontrato se debe cumplir, si el proveddor deberia librar una nota de credito a tu favor por el inclumpliknmento.</text:p>
      <text:p text:style-name="Standard"/>
      <text:p text:style-name="Standard"/>
      <text:p text:style-name="Standard">Soluciones del tipo Mixtas</text:p>
      <text:p text:style-name="Standard">Toda la informacion muchas veces no es necesario subir a la nube, </text:p>
      <text:p text:style-name="Standard">Leer pagina 84 de libro Fabricando el futuro.</text:p>
      <text:p text:style-name="Standard"/>
      <text:p text:style-name="Standard">Clase 5 31/08/2020</text:p>
      <text:p text:style-name="Standard">Toda las Industria 4.0 esta basda en la cantidad de datos que se apoya.</text:p>
      <text:p text:style-name="Standard">El OpenData es para uso gubernamental</text:p>
      <text:p text:style-name="Standard"/>
      <text:p text:style-name="Standard">Clase 7 14/09/2020</text:p>
      <text:p text:style-name="Standard"/>
      <text:p text:style-name="Standard">Clase 8 21/09/2020</text:p>
      <text:p text:style-name="P2"/>
      <text:p text:style-name="P2">Clase 9 28/09/2020</text:p>
      <text:p text:style-name="P2"/>
      <text:p text:style-name="P4">Clase 10 05/10/2020</text:p>
      <text:p text:style-name="P4"/>
      <text:p text:style-name="P5">laca para exterior 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9T18:51:13.358000000</meta:creation-date>
    <dc:date>2020-10-05T20:07:21.391000000</dc:date>
    <meta:editing-duration>PT6H38M47S</meta:editing-duration>
    <meta:editing-cycles>10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48" meta:word-count="473" meta:character-count="2871" meta:non-whitespace-character-count="2436"/>
  </office:meta>
</office:document-meta>
</file>